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weight="bold" officeooo:rsid="000021c4" officeooo:paragraph-rsid="0005a5b9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weight="bold" officeooo:paragraph-rsid="0005a5b9" style:font-weight-asian="bold" style:font-weight-complex="bold"/>
    </style:style>
    <style:style style:name="P3" style:family="paragraph" style:parent-style-name="Table_20_Contents">
      <style:text-properties officeooo:rsid="0008c033" officeooo:paragraph-rsid="0005a5b9"/>
    </style:style>
    <style:style style:name="P4" style:family="paragraph" style:parent-style-name="Table_20_Contents">
      <style:text-properties officeooo:paragraph-rsid="0005a5b9"/>
    </style:style>
    <style:style style:name="P5" style:family="paragraph" style:parent-style-name="Table_20_Contents">
      <style:text-properties officeooo:rsid="001bdef1" officeooo:paragraph-rsid="0005a5b9"/>
    </style:style>
    <style:style style:name="P6" style:family="paragraph" style:parent-style-name="Text_20_body">
      <style:paragraph-properties fo:text-align="center" style:justify-single-word="false"/>
      <style:text-properties officeooo:paragraph-rsid="0005a5b9"/>
    </style:style>
    <style:style style:name="P7" style:family="paragraph" style:parent-style-name="Azione_20_attore">
      <style:text-properties officeooo:rsid="000eff9b" officeooo:paragraph-rsid="0005a5b9"/>
    </style:style>
    <style:style style:name="P8" style:family="paragraph" style:parent-style-name="Azione_20_attore">
      <style:text-properties officeooo:rsid="000ad213" officeooo:paragraph-rsid="0005a5b9"/>
    </style:style>
    <style:style style:name="P9" style:family="paragraph" style:parent-style-name="Azione_20_sistema">
      <style:text-properties officeooo:rsid="000ad213" officeooo:paragraph-rsid="0005a5b9"/>
    </style:style>
    <style:style style:name="P10" style:family="paragraph" style:parent-style-name="Table_20_Contents" style:list-style-name="Numerazione_20_UC">
      <style:paragraph-properties fo:text-align="start" style:justify-single-word="false"/>
      <style:text-properties officeooo:paragraph-rsid="0005a5b9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021c4" officeooo:paragraph-rsid="000762d6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 style:list-style-name="L1">
      <style:paragraph-properties fo:margin-left="1.251cm" fo:margin-right="0cm" fo:text-indent="-0.635cm" style:auto-text-indent="false"/>
      <style:text-properties officeooo:paragraph-rsid="0005a5b9"/>
    </style:style>
    <style:style style:name="P13" style:family="paragraph" style:parent-style-name="Standard" style:list-style-name="L1">
      <style:paragraph-properties fo:margin-left="1.251cm" fo:margin-right="0cm" fo:text-indent="-0.635cm" style:auto-text-indent="false"/>
      <style:text-properties officeooo:rsid="000eff9b" officeooo:paragraph-rsid="0005a5b9"/>
    </style:style>
    <style:style style:name="T1" style:family="text">
      <style:text-properties officeooo:rsid="0011615f"/>
    </style:style>
    <style:style style:name="T2" style:family="text">
      <style:text-properties fo:font-weight="normal" officeooo:rsid="000eff9b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eff9b"/>
    </style:style>
    <style:style style:name="T5" style:family="text">
      <style:text-properties officeooo:rsid="00168535"/>
    </style:style>
    <style:style style:name="T6" style:family="text">
      <style:text-properties style:font-name="Times New Roman" fo:font-size="12pt" fo:font-style="normal" fo:font-weight="normal" officeooo:rsid="000eff9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fo:font-weight="normal" officeooo:rsid="000021c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05d3c"/>
    </style:style>
    <style:style style:name="T9" style:family="text">
      <style:text-properties officeooo:rsid="000ad213"/>
    </style:style>
    <style:style style:name="T10" style:family="text">
      <style:text-properties officeooo:rsid="0002cdbc"/>
    </style:style>
    <style:style style:name="T11" style:family="text">
      <style:text-properties officeooo:rsid="000425b2"/>
    </style:style>
    <style:style style:name="T12" style:family="text">
      <style:text-properties officeooo:rsid="000762d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1">Stato Pagamenti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4"><text:span text:style-name="T1">Iniziato da: </text:span><text:span text:style-name="T2">Impiegato</text:span></text:p>
          </table:table-cell>
        </table:table-row>
        <table:table-row table:style-name="Tabella33.2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4"><text:span text:style-name="T3">L'utente accede al sistema e viene riconosciuto come </text:span><text:span text:style-name="T2">Impiegato</text:span>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9310518" text:style-name="Numerazione_20_UC">
              <text:list-item text:start-value="1">
                <text:p text:style-name="P7">L'utente accede alla sezione Stato Pagamenti</text:p>
                <text:p text:style-name="P9"/>
              </text:list-item>
              <text:list-item>
                <text:p text:style-name="P9">Il sistema mostra <text:span text:style-name="T5">la lista degl</text:span><text:span text:style-name="T4">i utenti con i relativi campi</text:span></text:p>
                <text:p text:style-name="P8"/>
              </text:list-item>
              <text:list-item>
                <text:p text:style-name="P10"><text:span text:style-name="T6">L'utente p</text:span><text:span text:style-name="T7">rende visione degli utenti che non hanno ancora effettuato il pagamento della retta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3"><text:span text:style-name="T4">In caso di successo il sistema mostra la lista degli utenti con i relativi campi</text:span><text:span text:style-name="T8">.</text:span></text:p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9310519" text:style-name="L1">
              <text:list-item>
                <text:p text:style-name="P12">Nel caso di un errore utente, il sistema mostra all’utente un messaggio di errore che <text:span text:style-name="T9">ne indica la causa.</text:span></text:p>
              </text:list-item>
              <text:list-item>
                <text:p text:style-name="P13">Il sistema offre la possibilità di ordinare gli utenti per “Cognome”, “Codice Fiscale”, “Stato Pagamento”, “Diritto Sconto”, “Diritto Cauzione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5">L'impiegato deve poter visualizzare l'elenco degli iscritti entro 20 secondi dalla richiesta</text:p>
          </table:table-cell>
        </table:table-row>
      </table:table>
      <text:p text:style-name="P11">UC<text:span text:style-name="T12">1</text:span>: <text:span text:style-name="T11">L</text:span><text:span text:style-name="T10">'impiegato </text:span><text:span text:style-name="T12">visualizza lo stato dei pagame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24T19:19:00.25</dc:date>
    <meta:editing-duration>P0D</meta:editing-duration>
    <meta:editing-cycles>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39" meta:character-count="903" meta:non-whitespace-character-count="787"/>
  </office:meta>
</office:document-meta>
</file>